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euille1" table:style-name="ta1">
        <table:shapes>
          <draw:frame draw:z-index="0" draw:style-name="gr1" svg:width="7.9819in" svg:height="4.3587in" svg:x="2.9236in" svg:y="0.4831in">
            <draw:object draw:notify-on-update-of-ranges="Feuille1.B1:Feuille1.B8 Feuille1.C1:Feuille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.20315727" calcext:value-type="float">
            <text:p>0.20315727</text:p>
          </table:table-cell>
          <table:table-cell office:value-type="string" calcext:value-type="string">
            <text:p>Pologne</text:p>
          </table:table-cell>
          <table:table-cell office:value-type="float" office:value="0.20315727" calcext:value-type="float">
            <text:p>0.20315727</text:p>
          </table:table-cell>
        </table:table-row>
        <table:table-row table:style-name="ro2">
          <table:table-cell office:value-type="float" office:value="0.21260231" calcext:value-type="float">
            <text:p>0.21260231</text:p>
          </table:table-cell>
          <table:table-cell office:value-type="string" calcext:value-type="string">
            <text:p>Pays De Galles</text:p>
          </table:table-cell>
          <table:table-cell office:value-type="float" office:value="0.21260231" calcext:value-type="float">
            <text:p>0.21260231</text:p>
          </table:table-cell>
        </table:table-row>
        <table:table-row table:style-name="ro3">
          <table:table-cell office:value-type="float" office:value="0.27783748" calcext:value-type="float">
            <text:p>0.27783748</text:p>
          </table:table-cell>
          <table:table-cell office:value-type="string" calcext:value-type="string">
            <text:p>Portugal</text:p>
          </table:table-cell>
          <table:table-cell office:value-type="float" office:value="0.27783748" calcext:value-type="float">
            <text:p>0.27783748</text:p>
          </table:table-cell>
        </table:table-row>
        <table:table-row table:style-name="ro1">
          <table:table-cell office:value-type="float" office:value="0.29319184" calcext:value-type="float">
            <text:p>0.29319184</text:p>
          </table:table-cell>
          <table:table-cell office:value-type="string" calcext:value-type="string">
            <text:p>Islande</text:p>
          </table:table-cell>
          <table:table-cell office:value-type="float" office:value="0.29319184" calcext:value-type="float">
            <text:p>0.29319184</text:p>
          </table:table-cell>
        </table:table-row>
        <table:table-row table:style-name="ro1">
          <table:table-cell office:value-type="float" office:value="0.32707931" calcext:value-type="float">
            <text:p>0.32707931</text:p>
          </table:table-cell>
          <table:table-cell office:value-type="string" calcext:value-type="string">
            <text:p>Allemagne</text:p>
          </table:table-cell>
          <table:table-cell office:value-type="float" office:value="0.32707931" calcext:value-type="float">
            <text:p>0.32707931</text:p>
          </table:table-cell>
        </table:table-row>
        <table:table-row table:style-name="ro1">
          <table:table-cell office:value-type="float" office:value="0.40393983" calcext:value-type="float">
            <text:p>0.40393983</text:p>
          </table:table-cell>
          <table:table-cell office:value-type="string" calcext:value-type="string">
            <text:p>Italie</text:p>
          </table:table-cell>
          <table:table-cell office:value-type="float" office:value="0.40393983" calcext:value-type="float">
            <text:p>0.40393983</text:p>
          </table:table-cell>
        </table:table-row>
        <table:table-row table:style-name="ro3">
          <table:table-cell office:value-type="float" office:value="0.49809826" calcext:value-type="float">
            <text:p>0.49809826</text:p>
          </table:table-cell>
          <table:table-cell office:value-type="string" calcext:value-type="string">
            <text:p>France</text:p>
          </table:table-cell>
          <table:table-cell office:value-type="float" office:value="0.49809826" calcext:value-type="float">
            <text:p>0.49809826</text:p>
          </table:table-cell>
        </table:table-row>
        <table:table-row table:style-name="ro1">
          <table:table-cell office:value-type="float" office:value="0.61902188" calcext:value-type="float">
            <text:p>0.61902188</text:p>
          </table:table-cell>
          <table:table-cell office:value-type="string" calcext:value-type="string">
            <text:p>Belgique</text:p>
          </table:table-cell>
          <table:table-cell office:value-type="float" office:value="0.61902188" calcext:value-type="float">
            <text:p>0.61902188</text:p>
          </table:table-cell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7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104854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7:08:50.896475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6:23:00</meta:creation-date>
    <dc:date>2016-06-29T17:25:12.527576178</dc:date>
    <meta:editing-duration>PT17M25S</meta:editing-duration>
    <meta:editing-cycles>5</meta:editing-cycles>
    <meta:generator>LibreOffice/4.2.8.2$Linux_X86_64 LibreOffice_project/420m0$Build-2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89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170" chart:overlap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3399ff" draw:opacity="85%" draw:opacity-name="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99ff"/>
    </style:style>
    <style:style style:name="ch11" style:family="chart">
      <style:chart-properties chart:solid-type="cuboid"/>
      <style:graphic-properties draw:fill-color="#0066ff"/>
    </style:style>
    <style:style style:name="ch12" style:family="chart">
      <style:chart-properties chart:solid-type="cuboid"/>
      <style:graphic-properties draw:fill-color="#0000cc"/>
    </style:style>
    <style:style style:name="ch13" style:family="chart">
      <style:chart-properties chart:solid-type="cuboid"/>
      <style:graphic-properties draw:fill-color="#000099"/>
    </style:style>
    <style:style style:name="ch14" style:family="chart">
      <style:chart-properties chart:solid-type="cuboid"/>
      <style:graphic-properties draw:fill-color="#000066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75cm" svg:height="11.072cm" xlink:href=".." xlink:type="simple" chart:class="chart:bar" chart:style-name="ch1">
        <chart:title svg:x="4.312cm" svg:y="0.357cm" chart:style-name="ch2">
          <text:p>Disparité noms des joueurs au sein d'un pays au Scrabble</text:p>
        </chart:title>
        <chart:plot-area chart:style-name="ch3" table:cell-range-address="Feuille1.B1:Feuille1.C8" chart:data-source-has-labels="column" svg:x="1.786cm" svg:y="1.383cm" svg:width="18.084cm" svg:height="8.487cm">
          <chartooo:coordinate-region svg:x="2.513cm" svg:y="1.582cm" svg:width="17.357cm" svg:height="5.624cm"/>
          <chart:axis chart:dimension="x" chart:name="primary-x" chart:style-name="ch4" chartooo:axis-type="auto">
            <chartooo:date-scale/>
            <chart:title svg:x="9.263cm" svg:y="10.091cm" chart:style-name="ch5">
              <text:p>Pays en 1/4 de finale</text:p>
            </chart:title>
            <chart:categories table:cell-range-address="Feuille1.B1:Feuille1.B8"/>
          </chart:axis>
          <chart:axis chart:dimension="y" chart:name="primary-y" chart:style-name="ch6">
            <chart:title svg:x="0.451cm" svg:y="8.025cm" chart:style-name="ch7">
              <text:p>Ecart type
Points Scrabble / Longueur Nom</text:p>
            </chart:title>
            <chart:grid chart:style-name="ch8" chart:class="major"/>
          </chart:axis>
          <chart:series chart:style-name="ch9" chart:values-cell-range-address="Feuille1.C1:Feuille1.C8" chart:class="chart:bar">
            <chart:data-point chart:style-name="ch10" chart:repeated="2"/>
            <chart:data-point chart:style-name="ch11" chart:repeated="3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ologne</text:p>
                <draw:g>
                  <svg:desc>Feuille1.B1:Feuille1.B8</svg:desc>
                </draw:g>
              </table:table-cell>
              <table:table-cell office:value-type="float" office:value="0.20315727">
                <text:p>0.20315727</text:p>
                <draw:g>
                  <svg:desc>Feuille1.C1:Feuille1.C8</svg:desc>
                </draw:g>
              </table:table-cell>
            </table:table-row>
            <table:table-row>
              <table:table-cell office:value-type="string">
                <text:p>Pays De Galles</text:p>
              </table:table-cell>
              <table:table-cell office:value-type="float" office:value="0.21260231">
                <text:p>0.2126023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27783748">
                <text:p>0.27783748</text:p>
              </table:table-cell>
            </table:table-row>
            <table:table-row>
              <table:table-cell office:value-type="string">
                <text:p>Islande</text:p>
              </table:table-cell>
              <table:table-cell office:value-type="float" office:value="0.29319184">
                <text:p>0.29319184</text:p>
              </table:table-cell>
            </table:table-row>
            <table:table-row>
              <table:table-cell office:value-type="string">
                <text:p>Allemagne</text:p>
              </table:table-cell>
              <table:table-cell office:value-type="float" office:value="0.32707931">
                <text:p>0.32707931</text:p>
              </table:table-cell>
            </table:table-row>
            <table:table-row>
              <table:table-cell office:value-type="string">
                <text:p>Italie</text:p>
              </table:table-cell>
              <table:table-cell office:value-type="float" office:value="0.40393983">
                <text:p>0.40393983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49809826">
                <text:p>0.49809826</text:p>
              </table:table-cell>
            </table:table-row>
            <table:table-row>
              <table:table-cell office:value-type="string">
                <text:p>Belgique</text:p>
              </table:table-cell>
              <table:table-cell office:value-type="float" office:value="0.61902188">
                <text:p>0.61902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